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erif"/>
    </style:style>
    <style:style style:name="P2" style:family="paragraph" style:parent-style-name="Standard">
      <style:text-properties style:font-name="FreeSerif" officeooo:rsid="000e84fa" officeooo:paragraph-rsid="000e84fa"/>
    </style:style>
    <style:style style:name="P3" style:family="paragraph" style:parent-style-name="Standard">
      <style:text-properties officeooo:paragraph-rsid="000ff39b"/>
    </style:style>
    <style:style style:name="P4" style:family="paragraph" style:parent-style-name="Heading_20_3">
      <style:text-properties style:font-name="FreeSans" fo:font-size="12pt" officeooo:rsid="000e84fa" officeooo:paragraph-rsid="000e84fa" style:font-size-asian="12pt" style:font-size-complex="12pt"/>
    </style:style>
    <style:style style:name="T1" style:family="text">
      <style:text-properties officeooo:rsid="000e84fa"/>
    </style:style>
    <style:style style:name="T2" style:family="text">
      <style:text-properties officeooo:rsid="000ed631"/>
    </style:style>
    <style:style style:name="T3" style:family="text">
      <style:text-properties officeooo:rsid="000fa27d"/>
    </style:style>
    <style:style style:name="T4" style:family="text">
      <style:text-properties officeooo:rsid="00118d85"/>
    </style:style>
    <style:style style:name="T5" style:family="text">
      <style:text-properties style:font-name="FreeSerif" officeooo:rsid="000ff39b"/>
    </style:style>
    <style:style style:name="T6" style:family="text">
      <style:text-properties style:font-name="FreeSerif" officeooo:rsid="00118d8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3">Iterator</text:h>
      <text:p text:style-name="P1">The Iterator design pattern offers the possibility of traversing and accessing elements in an aggregate object while keeping the internal structure of the aggregate hidden. The Iterator pattern also allows for implementing different ways of traversing without having to define them in the aggregates own interface and, further, for simultaneous traversals over an aggregate. There are two general ways of handling who controls the iteration, it can either be the iterator itself or the object using the iterator. In the first case the iterator is called an internal iterator, and in the second case, the iterator is known as an external iterator. <text:span text:style-name="T1">[1]</text:span></text:p>
      <text:p text:style-name="P1"/>
      <text:p text:style-name="P2">In Java, the Iterator interface contains <text:span text:style-name="T3">the following methods: next(), which returns the next element. hasNext(), which returns true if there are more elements in the collection to traverse. remove(), which removes the last element returned by the next() method. forEachRemaining(Consumer&lt;? Super E&gt; action), which performs a given action on all remaining elements. [2] </text:span></text:p>
      <text:p text:style-name="P1"/>
      <text:p text:style-name="P1"/>
      <text:p text:style-name="P2">[1] Gamma, Helm, Johnson, Vlissides. Design Patterns. <text:span text:style-name="T2">1 ed. Addison-Wesley Professional; 1994.</text:span></text:p>
      <text:p text:style-name="P3"><text:span text:style-name="T5">[2] Oracle. Interface Iterator&lt;E&gt; [Internet]. </text:span><text:span text:style-name="T6">[cited 2020-02-12]. Available from: </text:span><text:a xlink:type="simple" xlink:href="https://docs.oracle.com/javase/8/docs/api/java/util/Iterator.html" text:style-name="Internet_20_link" text:visited-style-name="Visited_20_Internet_20_Link">https://docs.oracle.com/javase/8/docs/api/java/util/Iterator.html</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2T09:02:55.130860548</meta:creation-date>
    <dc:date>2020-02-12T10:05:30.239436008</dc:date>
    <meta:editing-duration>PT17M22S</meta:editing-duration>
    <meta:editing-cycles>3</meta:editing-cycles>
    <meta:generator>LibreOffice/6.0.7.3$Linux_X86_64 LibreOffice_project/00m0$Build-3</meta:generator>
    <meta:document-statistic meta:table-count="0" meta:image-count="0" meta:object-count="0" meta:page-count="1" meta:paragraph-count="5" meta:word-count="180" meta:character-count="1272" meta:non-whitespace-character-count="1095"/>
  </office:meta>
</office:document-meta>
</file>